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26" table:default-cell-style-name="Default"/>
        <table:table-row table:style-name="ro1">
          <table:table-cell office:value-type="string">
            <text:p>hour</text:p>
          </table:table-cell>
          <table:table-cell office:value-type="string">
            <text:p>teachersusername</text:p>
          </table:table-cell>
          <table:table-cell office:value-type="string">
            <text:p>teachers</text:p>
          </table:table-cell>
          <table:table-cell office:value-type="string">
            <text:p>incident</text:p>
          </table:table-cell>
          <table:table-cell office:value-type="string">
            <text:p>applicative</text:p>
          </table:table-cell>
          <table:table-cell office:value-type="string">
            <text:p>role</text:p>
          </table:table-cell>
          <table:table-cell office:value-type="string">
            <text:p>category</text:p>
          </table:table-cell>
          <table:table-cell office:value-type="string">
            <text:p>location</text:p>
          </table:table-cell>
          <table:table-cell office:value-type="string">
            <text:p>suffix</text:p>
          </table:table-cell>
          <table:table-cell office:value-type="string">
            <text:p>plannedstartdate</text:p>
          </table:table-cell>
          <table:table-cell office:value-type="string">
            <text:p>plannedenddate</text:p>
          </table:table-cell>
          <table:table-cell office:value-type="string">
            <text:p>plannedduration</text:p>
          </table:table-cell>
          <table:table-cell office:value-type="string">
            <text:p>coursetype</text:p>
          </table:table-cell>
          <table:table-cell office:value-type="string">
            <text:p>mode</text:p>
          </table:table-cell>
          <table:table-cell office:value-type="string">
            <text:p>scope</text:p>
          </table:table-cell>
          <table:table-cell office:value-type="string">
            <text:p>startdate</text:p>
          </table:table-cell>
          <table:table-cell office:value-type="string">
            <text:p>enddate</text:p>
          </table:table-cell>
          <table:table-cell office:value-type="string">
            <text:p>duration</text:p>
          </table:table-cell>
          <table:table-cell office:value-type="string">
            <text:p>description</text:p>
          </table:table-cell>
          <table:table-cell office:value-type="string">
            <text:p>fullname</text:p>
          </table:table-cell>
          <table:table-cell office:value-type="string">
            <text:p>shortname</text:p>
          </table:table-cell>
          <table:table-cell office:value-type="string">
            <text:p>featured</text:p>
          </table:table-cell>
          <table:table-cell office:value-type="string">
            <text:p>idnumber</text:p>
          </table:table-cell>
          <table:table-cell office:value-type="string">
            <text:p>email</text:p>
          </table:table-cell>
          <table:table-cell office:value-type="string">
            <text:p>username</text:p>
          </table:table-cell>
          <table:table-cell office:value-type="string">
            <text:p>enrol_id_customint3</text:p>
          </table:table-cell>
        </table:table-row>
        <table:table-row table:style-name="ro2">
          <table:table-cell/>
          <table:table-cell table:formula="of:=VLOOKUP([.C2];[Hoja2.A2:.B100];2;0)" office:value-type="float" office:value="0">
            <text:p>#N/D</text:p>
          </table:table-cell>
          <table:table-cell/>
          <table:table-cell table:number-columns-repeated="23"/>
        </table:table-row>
      </table:table>
      <table:table table:name="Hoja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ormador</text:p>
          </table:table-cell>
          <table:table-cell office:value-type="string">
            <text:p>Usuario AeL</text:p>
          </table:table-cell>
        </table:table-row>
        <table:table-row table:style-name="ro2">
          <table:table-cell office:value-type="string">
            <text:p>AGUSTÍN RAMÍREZ BLESA</text:p>
          </table:table-cell>
          <table:table-cell office:value-type="string">
            <text:p>ex367993</text:p>
          </table:table-cell>
        </table:table-row>
        <table:table-row table:style-name="ro2">
          <table:table-cell office:value-type="string">
            <text:p>ALBA REDONDO GONZALEZ</text:p>
          </table:table-cell>
          <table:table-cell office:value-type="string">
            <text:p>ex367465</text:p>
          </table:table-cell>
        </table:table-row>
        <table:table-row table:style-name="ro2">
          <table:table-cell office:value-type="string">
            <text:p>ALEJANDRO GOMEZ ESCUDERO</text:p>
          </table:table-cell>
          <table:table-cell office:value-type="string">
            <text:p>ex354652</text:p>
          </table:table-cell>
        </table:table-row>
        <table:table-row table:style-name="ro2">
          <table:table-cell office:value-type="string">
            <text:p>ALFREDO CASTRO HERRERA</text:p>
          </table:table-cell>
          <table:table-cell office:value-type="string">
            <text:p>ex358030</text:p>
          </table:table-cell>
        </table:table-row>
        <table:table-row table:style-name="ro2">
          <table:table-cell office:value-type="string">
            <text:p>ANA BELEN CABANILLAS IZQUIERDO</text:p>
          </table:table-cell>
          <table:table-cell office:value-type="string">
            <text:p>ex350498</text:p>
          </table:table-cell>
        </table:table-row>
        <table:table-row table:style-name="ro2">
          <table:table-cell office:value-type="string">
            <text:p>ANA MAYO OTERO</text:p>
          </table:table-cell>
          <table:table-cell office:value-type="string">
            <text:p>ex352044</text:p>
          </table:table-cell>
        </table:table-row>
        <table:table-row table:style-name="ro2">
          <table:table-cell office:value-type="string">
            <text:p>ANA RUIZ SANDOVAL</text:p>
          </table:table-cell>
          <table:table-cell office:value-type="string">
            <text:p>ex350585</text:p>
          </table:table-cell>
        </table:table-row>
        <table:table-row table:style-name="ro2">
          <table:table-cell office:value-type="string">
            <text:p>ÁNGELA MARÍA PIÑA DELGADO</text:p>
          </table:table-cell>
          <table:table-cell office:value-type="string">
            <text:p>ex364679</text:p>
          </table:table-cell>
        </table:table-row>
        <table:table-row table:style-name="ro2">
          <table:table-cell office:value-type="string">
            <text:p>ANTONIA RODRÍGUEZ MATADOR</text:p>
          </table:table-cell>
          <table:table-cell office:value-type="string">
            <text:p>ex367900</text:p>
          </table:table-cell>
        </table:table-row>
        <table:table-row table:style-name="ro2">
          <table:table-cell office:value-type="string">
            <text:p>ARANTXA RUIZ</text:p>
          </table:table-cell>
          <table:table-cell office:value-type="string">
            <text:p>ex367980</text:p>
          </table:table-cell>
        </table:table-row>
        <table:table-row table:style-name="ro2">
          <table:table-cell office:value-type="string">
            <text:p>CARLOS AGUADO AGUADO</text:p>
          </table:table-cell>
          <table:table-cell office:value-type="string">
            <text:p>ex351683</text:p>
          </table:table-cell>
        </table:table-row>
        <table:table-row table:style-name="ro2">
          <table:table-cell office:value-type="string">
            <text:p>CARMEN ÁLVAREZ REGUERAS</text:p>
          </table:table-cell>
          <table:table-cell office:value-type="string">
            <text:p>ex350461</text:p>
          </table:table-cell>
        </table:table-row>
        <table:table-row table:style-name="ro2">
          <table:table-cell office:value-type="string">
            <text:p>CAROLINA GUILLÉN DUARTE</text:p>
          </table:table-cell>
          <table:table-cell office:value-type="string">
            <text:p>ex367992</text:p>
          </table:table-cell>
        </table:table-row>
        <table:table-row table:style-name="ro2">
          <table:table-cell office:value-type="string">
            <text:p>CONCEPCIÓN SALAZAR HORCAJADA</text:p>
          </table:table-cell>
          <table:table-cell office:value-type="string">
            <text:p>ex364773</text:p>
          </table:table-cell>
        </table:table-row>
        <table:table-row table:style-name="ro2">
          <table:table-cell office:value-type="string">
            <text:p>DANIEL QUEVEDO RODRÍGUEZ</text:p>
          </table:table-cell>
          <table:table-cell office:value-type="string">
            <text:p>ex350497</text:p>
          </table:table-cell>
        </table:table-row>
        <table:table-row table:style-name="ro1">
          <table:table-cell office:value-type="string">
            <text:p>Diego Paez Weinbaum</text:p>
          </table:table-cell>
          <table:table-cell office:value-type="string">
            <text:p>ex357989</text:p>
          </table:table-cell>
        </table:table-row>
        <table:table-row table:style-name="ro2">
          <table:table-cell office:value-type="string">
            <text:p>ELENA ESTALAYO PÉREZ</text:p>
          </table:table-cell>
          <table:table-cell office:value-type="string">
            <text:p>ex350495</text:p>
          </table:table-cell>
        </table:table-row>
        <table:table-row table:style-name="ro2">
          <table:table-cell office:value-type="string">
            <text:p>ELENA RUÍZ DEL RÍO</text:p>
          </table:table-cell>
          <table:table-cell office:value-type="string">
            <text:p>ex363928</text:p>
          </table:table-cell>
        </table:table-row>
        <table:table-row table:style-name="ro2">
          <table:table-cell office:value-type="string">
            <text:p>ESTEBAN FLORES MEDINA</text:p>
          </table:table-cell>
          <table:table-cell office:value-type="string">
            <text:p>ex350499</text:p>
          </table:table-cell>
        </table:table-row>
        <table:table-row table:style-name="ro2">
          <table:table-cell office:value-type="string">
            <text:p>ESTEFANIA ALMEIDA DE BRITO</text:p>
          </table:table-cell>
          <table:table-cell office:value-type="string">
            <text:p>ex350467</text:p>
          </table:table-cell>
        </table:table-row>
        <table:table-row table:style-name="ro2">
          <table:table-cell office:value-type="string">
            <text:p>ESTEFANÍA VEGA ALMAGRO</text:p>
          </table:table-cell>
          <table:table-cell office:value-type="string">
            <text:p>ex366511</text:p>
          </table:table-cell>
        </table:table-row>
        <table:table-row table:style-name="ro2">
          <table:table-cell office:value-type="string">
            <text:p>ESTHER BUSTAMANTE PÉREZ</text:p>
          </table:table-cell>
          <table:table-cell office:value-type="string">
            <text:p>ex352295</text:p>
          </table:table-cell>
        </table:table-row>
        <table:table-row table:style-name="ro2">
          <table:table-cell office:value-type="string">
            <text:p>EUGENIA HERNÁNDEZ FERNÁNDEZ DE LA PUENTE</text:p>
          </table:table-cell>
          <table:table-cell office:value-type="string">
            <text:p>ex363929</text:p>
          </table:table-cell>
        </table:table-row>
        <table:table-row table:style-name="ro2">
          <table:table-cell office:value-type="string">
            <text:p>EVA MARIA MUÑIZ LINARES</text:p>
          </table:table-cell>
          <table:table-cell office:value-type="string">
            <text:p>ex367901</text:p>
          </table:table-cell>
        </table:table-row>
        <table:table-row table:style-name="ro2">
          <table:table-cell office:value-type="string">
            <text:p>EVA RODRIGUEZ ROMAN</text:p>
          </table:table-cell>
          <table:table-cell office:value-type="string">
            <text:p>ex350463</text:p>
          </table:table-cell>
        </table:table-row>
        <table:table-row table:style-name="ro2">
          <table:table-cell office:value-type="string">
            <text:p>FELICIDAD SANTAMERA MERINO</text:p>
          </table:table-cell>
          <table:table-cell office:value-type="string">
            <text:p>ex350066</text:p>
          </table:table-cell>
        </table:table-row>
        <table:table-row table:style-name="ro2">
          <table:table-cell office:value-type="string">
            <text:p>GONZALO BARANDA MONTERO</text:p>
          </table:table-cell>
          <table:table-cell office:value-type="string">
            <text:p>ex353112</text:p>
          </table:table-cell>
        </table:table-row>
        <table:table-row table:style-name="ro2">
          <table:table-cell office:value-type="string">
            <text:p>HERNANDO GALLEGO VÁZQUEZ</text:p>
          </table:table-cell>
          <table:table-cell office:value-type="string">
            <text:p>ex350058</text:p>
          </table:table-cell>
        </table:table-row>
        <table:table-row table:style-name="ro2">
          <table:table-cell office:value-type="string">
            <text:p>INGRID MORÓN MARTÍNEZ</text:p>
          </table:table-cell>
          <table:table-cell office:value-type="string">
            <text:p>ex367989</text:p>
          </table:table-cell>
        </table:table-row>
        <table:table-row table:style-name="ro2">
          <table:table-cell office:value-type="string">
            <text:p>ISABEL MARIA YANEZ DELICADO</text:p>
          </table:table-cell>
          <table:table-cell office:value-type="string">
            <text:p>ex358202</text:p>
          </table:table-cell>
        </table:table-row>
        <table:table-row table:style-name="ro2">
          <table:table-cell office:value-type="string">
            <text:p>JOSE ANTONIO LUCAS MERINO</text:p>
          </table:table-cell>
          <table:table-cell office:value-type="string">
            <text:p>ex350500</text:p>
          </table:table-cell>
        </table:table-row>
        <table:table-row table:style-name="ro2">
          <table:table-cell office:value-type="string">
            <text:p>JOSE FERNANDO CABANILLAS IZQUIERDO</text:p>
          </table:table-cell>
          <table:table-cell office:value-type="string">
            <text:p>ex350494</text:p>
          </table:table-cell>
        </table:table-row>
        <table:table-row table:style-name="ro2">
          <table:table-cell office:value-type="string">
            <text:p>JOSE GALVEZ DIAZ</text:p>
          </table:table-cell>
          <table:table-cell office:value-type="string">
            <text:p>ex352914</text:p>
          </table:table-cell>
        </table:table-row>
        <table:table-row table:style-name="ro2">
          <table:table-cell office:value-type="string">
            <text:p>JOSE JARAIZ ORDEN</text:p>
          </table:table-cell>
          <table:table-cell office:value-type="string">
            <text:p>ex367970</text:p>
          </table:table-cell>
        </table:table-row>
        <table:table-row table:style-name="ro2">
          <table:table-cell office:value-type="string">
            <text:p>JUAN CARLOS REDONDO LEBRERO</text:p>
          </table:table-cell>
          <table:table-cell office:value-type="string">
            <text:p>ex355846</text:p>
          </table:table-cell>
        </table:table-row>
        <table:table-row table:style-name="ro2">
          <table:table-cell office:value-type="string">
            <text:p>JUAN MANUEL MINGUEZ LÓPEZ-MAROTO</text:p>
          </table:table-cell>
          <table:table-cell office:value-type="string">
            <text:p>ex350408</text:p>
          </table:table-cell>
        </table:table-row>
        <table:table-row table:style-name="ro2">
          <table:table-cell office:value-type="string">
            <text:p>JULIÁN SERRAPIO REY</text:p>
          </table:table-cell>
          <table:table-cell office:value-type="string">
            <text:p>ex368269</text:p>
          </table:table-cell>
        </table:table-row>
        <table:table-row table:style-name="ro2">
          <table:table-cell office:value-type="string">
            <text:p>KRISTINA NIKOLAEVA CHACHEVA</text:p>
          </table:table-cell>
          <table:table-cell office:value-type="string">
            <text:p>ex367915</text:p>
          </table:table-cell>
        </table:table-row>
        <table:table-row table:style-name="ro2">
          <table:table-cell office:value-type="string">
            <text:p>LARA DELGADO ROMÁN</text:p>
          </table:table-cell>
          <table:table-cell office:value-type="string">
            <text:p>ex364612</text:p>
          </table:table-cell>
        </table:table-row>
        <table:table-row table:style-name="ro2">
          <table:table-cell office:value-type="string">
            <text:p>LAURA MONDEJAR FELICES</text:p>
          </table:table-cell>
          <table:table-cell office:value-type="string">
            <text:p>ex367979</text:p>
          </table:table-cell>
        </table:table-row>
        <table:table-row table:style-name="ro2">
          <table:table-cell office:value-type="string">
            <text:p>LAURA RETAMAR LÓPEZ</text:p>
          </table:table-cell>
          <table:table-cell office:value-type="string">
            <text:p>ex367917</text:p>
          </table:table-cell>
        </table:table-row>
        <table:table-row table:style-name="ro2">
          <table:table-cell office:value-type="string">
            <text:p>LETICIA SÁNCHEZ CASTILLO</text:p>
          </table:table-cell>
          <table:table-cell office:value-type="string">
            <text:p>ex365107</text:p>
          </table:table-cell>
        </table:table-row>
        <table:table-row table:style-name="ro2">
          <table:table-cell office:value-type="string">
            <text:p>LORENA SALVADOR YUSTE</text:p>
          </table:table-cell>
          <table:table-cell office:value-type="string">
            <text:p>ex366230</text:p>
          </table:table-cell>
        </table:table-row>
        <table:table-row table:style-name="ro2">
          <table:table-cell office:value-type="string">
            <text:p>LORENA VALLEJO ROMERO</text:p>
          </table:table-cell>
          <table:table-cell office:value-type="string">
            <text:p>ex366335</text:p>
          </table:table-cell>
        </table:table-row>
        <table:table-row table:style-name="ro2">
          <table:table-cell office:value-type="string">
            <text:p>LORETO MARTINEZ GARCIA</text:p>
          </table:table-cell>
          <table:table-cell office:value-type="string">
            <text:p>ex353115</text:p>
          </table:table-cell>
        </table:table-row>
        <table:table-row table:style-name="ro2">
          <table:table-cell office:value-type="string">
            <text:p>LUCIA MUÑOZ AGUILAR</text:p>
          </table:table-cell>
          <table:table-cell office:value-type="string">
            <text:p>ex357998</text:p>
          </table:table-cell>
        </table:table-row>
        <table:table-row table:style-name="ro2">
          <table:table-cell office:value-type="string">
            <text:p>MARCOS ANTONIO LÓPEZ PELAEZ</text:p>
          </table:table-cell>
          <table:table-cell office:value-type="string">
            <text:p>ex367994</text:p>
          </table:table-cell>
        </table:table-row>
        <table:table-row table:style-name="ro2">
          <table:table-cell office:value-type="string">
            <text:p>MARGARITA GONZÁLEZ RUÍZ</text:p>
          </table:table-cell>
          <table:table-cell office:value-type="string">
            <text:p>ex367916</text:p>
          </table:table-cell>
        </table:table-row>
        <table:table-row table:style-name="ro2">
          <table:table-cell office:value-type="string">
            <text:p>MARGARITA MORENO MUÑOZ</text:p>
          </table:table-cell>
          <table:table-cell office:value-type="string">
            <text:p>ex367894</text:p>
          </table:table-cell>
        </table:table-row>
        <table:table-row table:style-name="ro2">
          <table:table-cell office:value-type="string">
            <text:p>MARIA ANGELES MARIN MARTINEZ</text:p>
          </table:table-cell>
          <table:table-cell office:value-type="string">
            <text:p>ex367902</text:p>
          </table:table-cell>
        </table:table-row>
        <table:table-row table:style-name="ro2">
          <table:table-cell office:value-type="string">
            <text:p>MARIA CAÑIZARES REY</text:p>
          </table:table-cell>
          <table:table-cell office:value-type="string">
            <text:p>ex368113</text:p>
          </table:table-cell>
        </table:table-row>
        <table:table-row table:style-name="ro2">
          <table:table-cell office:value-type="string">
            <text:p>MARÍA CARRIZAL VILLAMARÍN</text:p>
          </table:table-cell>
          <table:table-cell office:value-type="string">
            <text:p>ex352329</text:p>
          </table:table-cell>
        </table:table-row>
        <table:table-row table:style-name="ro2">
          <table:table-cell office:value-type="string">
            <text:p>MARÍA DEL MAR CHACÓN GUTIÉRREZ</text:p>
          </table:table-cell>
          <table:table-cell office:value-type="string">
            <text:p>ex367991</text:p>
          </table:table-cell>
        </table:table-row>
        <table:table-row table:style-name="ro2">
          <table:table-cell office:value-type="string">
            <text:p>MARÍA INMACULADA PÉREZ ARNÁIZ</text:p>
          </table:table-cell>
          <table:table-cell office:value-type="string">
            <text:p>ex364771</text:p>
          </table:table-cell>
        </table:table-row>
        <table:table-row table:style-name="ro2">
          <table:table-cell office:value-type="string">
            <text:p>MARÍA ISABEL MARTÍNEZ GÓMEZ</text:p>
          </table:table-cell>
          <table:table-cell office:value-type="string">
            <text:p>ex365601</text:p>
          </table:table-cell>
        </table:table-row>
        <table:table-row table:style-name="ro2">
          <table:table-cell office:value-type="string">
            <text:p>MARÍA MILAGROS MATEOS MARTÍN</text:p>
          </table:table-cell>
          <table:table-cell office:value-type="string">
            <text:p>ex351790</text:p>
          </table:table-cell>
        </table:table-row>
        <table:table-row table:style-name="ro2">
          <table:table-cell office:value-type="string">
            <text:p>MARÍA ROSA MACHO PÉREZ</text:p>
          </table:table-cell>
          <table:table-cell office:value-type="string">
            <text:p>ex352893</text:p>
          </table:table-cell>
        </table:table-row>
        <table:table-row table:style-name="ro2">
          <table:table-cell office:value-type="string">
            <text:p>MARÍA SOLEDAD REINA FERNÁNDEZ</text:p>
          </table:table-cell>
          <table:table-cell office:value-type="string">
            <text:p>ex367990</text:p>
          </table:table-cell>
        </table:table-row>
        <table:table-row table:style-name="ro2">
          <table:table-cell office:value-type="string">
            <text:p>MARIA SUAREZ MATO</text:p>
          </table:table-cell>
          <table:table-cell office:value-type="string">
            <text:p>ex357955</text:p>
          </table:table-cell>
        </table:table-row>
        <table:table-row table:style-name="ro2">
          <table:table-cell office:value-type="string">
            <text:p>MARÍA TERESA FERNÁNDEZ GUARDE</text:p>
          </table:table-cell>
          <table:table-cell office:value-type="string">
            <text:p>ex366045</text:p>
          </table:table-cell>
        </table:table-row>
        <table:table-row table:style-name="ro2">
          <table:table-cell office:value-type="string">
            <text:p>MARIA TERESA VALVERDE MARTIN</text:p>
          </table:table-cell>
          <table:table-cell office:value-type="string">
            <text:p>ex357987</text:p>
          </table:table-cell>
        </table:table-row>
        <table:table-row table:style-name="ro2">
          <table:table-cell office:value-type="string">
            <text:p>MARÍA ZORI POVEDA</text:p>
          </table:table-cell>
          <table:table-cell office:value-type="string">
            <text:p>ex364069</text:p>
          </table:table-cell>
        </table:table-row>
        <table:table-row table:style-name="ro2">
          <table:table-cell office:value-type="string">
            <text:p>MARINA SANCHEZ SANCHEZ</text:p>
          </table:table-cell>
          <table:table-cell office:value-type="string">
            <text:p>ex356014</text:p>
          </table:table-cell>
        </table:table-row>
        <table:table-row table:style-name="ro2">
          <table:table-cell office:value-type="string">
            <text:p>MARTA ALVAREZ DEFEZ</text:p>
          </table:table-cell>
          <table:table-cell office:value-type="string">
            <text:p>ex357991</text:p>
          </table:table-cell>
        </table:table-row>
        <table:table-row table:style-name="ro2">
          <table:table-cell office:value-type="string">
            <text:p>MASSA MOHAMED OUCHEN</text:p>
          </table:table-cell>
          <table:table-cell office:value-type="string">
            <text:p>ex367895</text:p>
          </table:table-cell>
        </table:table-row>
        <table:table-row table:style-name="ro2">
          <table:table-cell office:value-type="string">
            <text:p>MIGUEL PASCUAL CABALLERO</text:p>
          </table:table-cell>
          <table:table-cell office:value-type="string">
            <text:p>ex367904</text:p>
          </table:table-cell>
        </table:table-row>
        <table:table-row table:style-name="ro2">
          <table:table-cell office:value-type="string">
            <text:p>MIRIAM MARTÍNEZ ALMELA</text:p>
          </table:table-cell>
          <table:table-cell office:value-type="string">
            <text:p>ex350560</text:p>
          </table:table-cell>
        </table:table-row>
        <table:table-row table:style-name="ro2">
          <table:table-cell office:value-type="string">
            <text:p>MONTSERRAT CUESTA ROBLES</text:p>
          </table:table-cell>
          <table:table-cell office:value-type="string">
            <text:p>ex365108</text:p>
          </table:table-cell>
        </table:table-row>
        <table:table-row table:style-name="ro2">
          <table:table-cell office:value-type="string">
            <text:p>NOELIA TAPIA JIMENO</text:p>
          </table:table-cell>
          <table:table-cell office:value-type="string">
            <text:p>ex358222</text:p>
          </table:table-cell>
        </table:table-row>
        <table:table-row table:style-name="ro2">
          <table:table-cell office:value-type="string">
            <text:p>OLIVER ARREDONDO DÍAZ</text:p>
          </table:table-cell>
          <table:table-cell office:value-type="string">
            <text:p>ex351480</text:p>
          </table:table-cell>
        </table:table-row>
        <table:table-row table:style-name="ro2">
          <table:table-cell office:value-type="string">
            <text:p>PAUL FÉLIX CLEMENTE FERMÍN</text:p>
          </table:table-cell>
          <table:table-cell office:value-type="string">
            <text:p>ex364394</text:p>
          </table:table-cell>
        </table:table-row>
        <table:table-row table:style-name="ro2">
          <table:table-cell office:value-type="string">
            <text:p>PEDRO PABLO CARNICERO GÓMEZ</text:p>
          </table:table-cell>
          <table:table-cell office:value-type="string">
            <text:p>ex351482</text:p>
          </table:table-cell>
        </table:table-row>
        <table:table-row table:style-name="ro2">
          <table:table-cell office:value-type="string">
            <text:p>RAMON BERNARDO ESTEVEZ PAZO</text:p>
          </table:table-cell>
          <table:table-cell office:value-type="string">
            <text:p>ex351460</text:p>
          </table:table-cell>
        </table:table-row>
        <table:table-row table:style-name="ro2">
          <table:table-cell office:value-type="string">
            <text:p>RAMON HUEDO TUR</text:p>
          </table:table-cell>
          <table:table-cell office:value-type="string">
            <text:p>ex358219</text:p>
          </table:table-cell>
        </table:table-row>
        <table:table-row table:style-name="ro2">
          <table:table-cell office:value-type="string">
            <text:p>RAQUEL MURUZÁBAL PÉREZ DE IRIARTE</text:p>
          </table:table-cell>
          <table:table-cell office:value-type="string">
            <text:p>ex357979</text:p>
          </table:table-cell>
        </table:table-row>
        <table:table-row table:style-name="ro2">
          <table:table-cell office:value-type="string">
            <text:p>REGINA BERNARDO GONZALEZ</text:p>
          </table:table-cell>
          <table:table-cell office:value-type="string">
            <text:p>ex357926</text:p>
          </table:table-cell>
        </table:table-row>
        <table:table-row table:style-name="ro2">
          <table:table-cell office:value-type="string">
            <text:p>SANDRA SÁINZ BENITO</text:p>
          </table:table-cell>
          <table:table-cell office:value-type="string">
            <text:p>ex366044</text:p>
          </table:table-cell>
        </table:table-row>
        <table:table-row table:style-name="ro2">
          <table:table-cell office:value-type="string">
            <text:p>SANDRA NOELIA RODRIGUEZ ESCUDERO</text:p>
          </table:table-cell>
          <table:table-cell office:value-type="string">
            <text:p>ex358248</text:p>
          </table:table-cell>
        </table:table-row>
        <table:table-row table:style-name="ro2">
          <table:table-cell office:value-type="string">
            <text:p>SARA BUENO BEN BOUBKER</text:p>
          </table:table-cell>
          <table:table-cell office:value-type="string">
            <text:p>ex367905</text:p>
          </table:table-cell>
        </table:table-row>
        <table:table-row table:style-name="ro2">
          <table:table-cell office:value-type="string">
            <text:p>SARA GARCÍA GONZÁLEZ</text:p>
          </table:table-cell>
          <table:table-cell office:value-type="string">
            <text:p>ex368062</text:p>
          </table:table-cell>
        </table:table-row>
        <table:table-row table:style-name="ro2">
          <table:table-cell office:value-type="string">
            <text:p>SARA ROJO TRIGUEROS</text:p>
          </table:table-cell>
          <table:table-cell office:value-type="string">
            <text:p>ex351791</text:p>
          </table:table-cell>
        </table:table-row>
        <table:table-row table:style-name="ro2">
          <table:table-cell office:value-type="string">
            <text:p>SHEILA MUSTAFA MUSTAFA</text:p>
          </table:table-cell>
          <table:table-cell office:value-type="string">
            <text:p>ex368090</text:p>
          </table:table-cell>
        </table:table-row>
        <table:table-row table:style-name="ro2">
          <table:table-cell office:value-type="string">
            <text:p>SILVIA WEINBAUM ZALCBERG</text:p>
          </table:table-cell>
          <table:table-cell office:value-type="string">
            <text:p>ex352946</text:p>
          </table:table-cell>
        </table:table-row>
        <table:table-row table:style-name="ro2">
          <table:table-cell office:value-type="string">
            <text:p>SAUL GARCIA CIRUELOS</text:p>
          </table:table-cell>
          <table:table-cell office:value-type="string">
            <text:p>ex350450</text:p>
          </table:table-cell>
        </table:table-row>
        <table:table-row table:style-name="ro2">
          <table:table-cell office:value-type="string">
            <text:p>SOFÍA BARRAGÁN GALLEGO</text:p>
          </table:table-cell>
          <table:table-cell office:value-type="string">
            <text:p>ex367978</text:p>
          </table:table-cell>
        </table:table-row>
        <table:table-row table:style-name="ro2">
          <table:table-cell office:value-type="string">
            <text:p>SONIA PABLOS BODAS</text:p>
          </table:table-cell>
          <table:table-cell office:value-type="string">
            <text:p>ex351430</text:p>
          </table:table-cell>
        </table:table-row>
        <table:table-row table:style-name="ro2">
          <table:table-cell office:value-type="string">
            <text:p>SONIA PECO PASCUAL</text:p>
          </table:table-cell>
          <table:table-cell office:value-type="string">
            <text:p>ex368042</text:p>
          </table:table-cell>
        </table:table-row>
        <table:table-row table:style-name="ro2">
          <table:table-cell office:value-type="string">
            <text:p>SONIA ROMANO LOZANO</text:p>
          </table:table-cell>
          <table:table-cell office:value-type="string">
            <text:p>ex355839</text:p>
          </table:table-cell>
        </table:table-row>
        <table:table-row table:style-name="ro2">
          <table:table-cell office:value-type="string">
            <text:p>TOMÁS PUNZÓN VERBO</text:p>
          </table:table-cell>
          <table:table-cell office:value-type="string">
            <text:p>ex352334</text:p>
          </table:table-cell>
        </table:table-row>
        <table:table-row table:style-name="ro2">
          <table:table-cell office:value-type="string">
            <text:p>VANESA DE PABLOS BOLONIO</text:p>
          </table:table-cell>
          <table:table-cell office:value-type="string">
            <text:p>ex352176</text:p>
          </table:table-cell>
        </table:table-row>
        <table:table-row table:style-name="ro2">
          <table:table-cell office:value-type="string">
            <text:p>VANESA PLAZA JUÁREZ</text:p>
          </table:table-cell>
          <table:table-cell office:value-type="string">
            <text:p>ex351656</text:p>
          </table:table-cell>
        </table:table-row>
        <table:table-row table:style-name="ro2">
          <table:table-cell office:value-type="string">
            <text:p>VICTOR BERRIGUETE GARCIA</text:p>
          </table:table-cell>
          <table:table-cell office:value-type="string">
            <text:p>ex3577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9">19/04/2024</text:date>, <text:time>09:5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9T09:52:48.23</meta:creation-date>
    <dc:date>2024-04-19T09:57:34.64</dc:date>
    <meta:editing-duration>PT4M46S</meta:editing-duration>
    <meta:editing-cycles>1</meta:editing-cycles>
    <meta:document-statistic meta:table-count="2" meta:cell-count="214" meta:object-count="0"/>
    <meta:generator>OpenOffice/4.1.13$Win32 OpenOffice.org_project/4113m1$Build-9810</meta:generator>
  </office:meta>
</office:document-meta>
</file>